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RAUCO RIOS, FERNANDO ARTU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047498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69525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RAUCO RIOS, FERNANDO ARTU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047498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695252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10/2021</text:p>
          </table:table-cell>
          <table:table-cell table:style-name="Tabla2.A3" office:value-type="string">
            <text:p text:style-name="P22">119949</text:p>
          </table:table-cell>
          <table:table-cell table:style-name="Tabla2.D3" office:value-type="string">
            <text:p text:style-name="P23">2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00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